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149035" officeooo:paragraph-rsid="00149035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1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a5091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ee600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245498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ee600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52ec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rsid="0013fe11" officeooo:paragraph-rsid="001ee600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649cf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9cdcc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2eca2d" officeooo:paragraph-rsid="002eca2d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2f1242" officeooo:paragraph-rsid="002f1242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31a27a" officeooo:paragraph-rsid="0031a27a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officeooo:rsid="00353e15" officeooo:paragraph-rsid="00353e15" style:font-size-asian="12.25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officeooo:rsid="00369852" officeooo:paragraph-rsid="00369852" style:font-size-asian="12.25pt" style:font-size-complex="14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officeooo:rsid="0038384b" officeooo:paragraph-rsid="0038384b" style:font-size-asian="12.25pt" style:font-size-complex="14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10f50" officeooo:paragraph-rsid="002452ec" style:font-size-asian="12.25pt" style:font-weight-asian="normal" style:font-size-complex="14pt" style:font-weight-complex="normal"/>
    </style:style>
    <style:style style:name="P29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officeooo:rsid="003a376f" officeooo:paragraph-rsid="003f31c1" style:font-size-asian="12.25pt" style:font-size-complex="14pt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  <style:style style:name="T6" style:family="text">
      <style:text-properties officeooo:rsid="00189567"/>
    </style:style>
    <style:style style:name="T7" style:family="text">
      <style:text-properties officeooo:rsid="001c1f4b"/>
    </style:style>
    <style:style style:name="T8" style:family="text">
      <style:text-properties officeooo:rsid="001d98f6"/>
    </style:style>
    <style:style style:name="T9" style:family="text">
      <style:text-properties officeooo:rsid="001ee600"/>
    </style:style>
    <style:style style:name="T10" style:family="text">
      <style:text-properties officeooo:rsid="001359f5"/>
    </style:style>
    <style:style style:name="T11" style:family="text">
      <style:text-properties officeooo:rsid="0020b050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0c223" style:font-weight-asian="normal" style:font-weight-complex="normal"/>
    </style:style>
    <style:style style:name="T15" style:family="text">
      <style:text-properties fo:font-weight="normal" officeooo:rsid="00210f50" style:font-weight-asian="normal" style:font-weight-complex="normal"/>
    </style:style>
    <style:style style:name="T16" style:family="text">
      <style:text-properties fo:font-weight="normal" officeooo:rsid="001359f5" style:font-weight-asian="normal" style:font-weight-complex="normal"/>
    </style:style>
    <style:style style:name="T17" style:family="text">
      <style:text-properties fo:font-weight="normal" officeooo:rsid="00189567" style:font-weight-asian="normal" style:font-weight-complex="normal"/>
    </style:style>
    <style:style style:name="T18" style:family="text">
      <style:text-properties fo:font-weight="normal" officeooo:rsid="00245498" style:font-weight-asian="normal" style:font-weight-complex="normal"/>
    </style:style>
    <style:style style:name="T19" style:family="text">
      <style:text-properties fo:font-weight="normal" officeooo:rsid="0027d6f4" style:font-weight-asian="normal" style:font-weight-complex="normal"/>
    </style:style>
    <style:style style:name="T20" style:family="text">
      <style:text-properties fo:font-weight="normal" officeooo:rsid="0029cdcc" style:font-weight-asian="normal" style:font-weight-complex="normal"/>
    </style:style>
    <style:style style:name="T21" style:family="text">
      <style:text-properties fo:font-weight="normal" officeooo:rsid="002b9e96" style:font-weight-asian="normal" style:font-weight-complex="normal"/>
    </style:style>
    <style:style style:name="T22" style:family="text">
      <style:text-properties fo:font-weight="normal" officeooo:rsid="003d3672"/>
    </style:style>
    <style:style style:name="T23" style:family="text">
      <style:text-properties fo:font-weight="normal" officeooo:rsid="003f31c1"/>
    </style:style>
    <style:style style:name="T24" style:family="text">
      <style:text-properties officeooo:rsid="002f1242"/>
    </style:style>
    <style:style style:name="T25" style:family="text">
      <style:text-properties officeooo:rsid="0038384b"/>
    </style:style>
    <style:style style:name="T26" style:family="text">
      <style:text-properties officeooo:rsid="003c3318"/>
    </style:style>
    <style:style style:name="T27" style:family="text">
      <style:text-properties fo:color="#e02ff9" loext:opacity="100%" officeooo:rsid="003d3672"/>
    </style:style>
    <style:style style:name="T28" style:family="text">
      <style:text-properties fo:color="#e02ff9" loext:opacity="100%" officeooo:rsid="003f31c1"/>
    </style:style>
    <style:style style:name="T29" style:family="text">
      <style:text-properties officeooo:rsid="003d3672"/>
    </style:style>
    <style:style style:name="T30" style:family="text">
      <style:text-properties officeooo:rsid="003f31c1"/>
    </style:style>
    <style:style style:name="T31" style:family="text">
      <style:text-properties fo:color="#000000" loext:opacity="100%" fo:font-weight="normal" fo:background-color="transparent" loext:char-shading-value="0"/>
    </style:style>
    <style:style style:name="T32" style:family="text">
      <style:text-properties fo:color="#000000" loext:opacity="100%" fo:font-weight="normal" officeooo:rsid="003d3672" fo:background-color="transparent" loext:char-shading-value="0"/>
    </style:style>
    <style:style style:name="T33" style:family="text">
      <style:text-properties fo:color="#000000" loext:opacity="100%" fo:font-weight="normal" officeooo:rsid="003f31c1" fo:background-color="transparent" loext:char-shading-value="0"/>
    </style:style>
    <style:style style:name="T34" style:family="text">
      <style:text-properties fo:color="#000000" loext:opacity="100%" style:font-name="Ubuntu" fo:font-weight="normal" fo:background-color="transparent" loext:char-shading-value="0" style:font-size-asian="14pt"/>
    </style:style>
    <style:style style:name="T35" style:family="text">
      <style:text-properties fo:color="#000000" loext:opacity="100%" style:font-name="Ubuntu" fo:font-weight="normal" officeooo:rsid="003d3672" fo:background-color="transparent" loext:char-shading-value="0" style:font-size-asian="14pt"/>
    </style:style>
    <style:style style:name="T36" style:family="text">
      <style:text-properties fo:color="#000000" loext:opacity="100%" style:font-name="Ubuntu" fo:font-weight="normal" officeooo:rsid="003f31c1" fo:background-color="transparent" loext:char-shading-value="0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Comandos</text:h>
      <text:p text:style-name="P1">window.alert( <text:s/>) - Faz aparecer um<text:span text:style-name="T1">a janela de</text:span> alerta na pagina</text:p>
      <text:p text:style-name="P2">alert( <text:s/>) - Faz aparecer um<text:span text:style-name="T1">a janela de</text:span> alerta na pagina</text:p>
      <text:p text:style-name="P3">window.confirm( <text:s/>) - Faz aparecer um<text:span text:style-name="T1">a janela</text:span> de confirmação na pagina</text:p>
      <text:p text:style-name="P3">window.prompt( <text:s/>) - <text:span text:style-name="T1">Faz aparecer uma janela</text:span> <text:span text:style-name="T1">de pergunta na pagina</text:span></text:p>
      <text:p text:style-name="P4">typeof - Mostra o tipo primitivo</text:p>
      <text:p text:style-name="P5">var - Variavel</text:p>
      <text:p text:style-name="P6">Number.parseInt( <text:s/>) - Converte para numero inteiro</text:p>
      <text:p text:style-name="P6">Number.parseFloat( <text:s/>) - Converte para numero flutuante</text:p>
      <text:p text:style-name="P7">Number( <text:s/>) - Analisa o numero e <text:span text:style-name="T2">o </text:span>converte para a sua categoria <text:span text:style-name="T2">numerica</text:span></text:p>
      <text:p text:style-name="P8">String( <text:s/>) - Converte para string</text:p>
      <text:p text:style-name="P9">.toString( ) - Converte para string</text:p>
      <text:p text:style-name="P9">.<text:span text:style-name="T3">length - Quantos caracteres a string tem</text:span></text:p>
      <text:p text:style-name="P9">.<text:span text:style-name="T3">toUpperCase( ) - Transforma em letras maiusculas</text:span></text:p>
      <text:p text:style-name="P9">.<text:span text:style-name="T3">toLowerCase( ) - Transforma em letras minusculas</text:span></text:p>
      <text:p text:style-name="P10">document.write( <text:s/>) - Escreve na tela</text:p>
      <text:p text:style-name="P11">.<text:span text:style-name="T4">toFixed( <text:s/>) - Define a quantidade de casas decimais (depois do ponto)</text:span></text:p>
      <text:p text:style-name="P12">.<text:span text:style-name="T4">replace(‘ ‘, ‘ ‘) - Troca uma coisa por outra</text:span></text:p>
      <text:p text:style-name="P13">.<text:span text:style-name="T4">toLocaleString(idioma, { }) - </text:span><text:span text:style-name="T5">Configura como o numero vai ser mostrado</text:span></text:p>
      <text:p text:style-name="P19">.getElementsByTagName(‘ ‘) - Seleciona todas as tags de algum tipo</text:p>
      <text:p text:style-name="P18"><text:span text:style-name="T14">.getElementById( <text:s/>) - Seleciona </text:span><text:span text:style-name="T15">o</text:span><text:span text:style-name="T14"> elemento por ID</text:span></text:p>
      <text:p text:style-name="P18"><text:span text:style-name="T14">.getElementsByName( <text:s/>) - Seleciona todos os elementos que tenham o mesmo </text:span><text:span text:style-name="T15">nome (</text:span><text:span text:style-name="T14">name</text:span><text:span text:style-name="T15">=” <text:s/>“)</text:span></text:p>
      <text:p text:style-name="P28"><text:soft-page-break/>.getElementsByClassName( <text:s/>) - Seleciona todos os elementos que tenham a mesma classe</text:p>
      <text:p text:style-name="P20"><text:span text:style-name="T15">.q</text:span><text:span text:style-name="T13">uerySelector( <text:s/>) - Seleciona o elemento p</text:span><text:span text:style-name="T21">elo</text:span><text:span text:style-name="T19"> </text:span><text:span text:style-name="T13">seletor</text:span></text:p>
      <text:p text:style-name="P21"><text:span text:style-name="T15">.q</text:span><text:span text:style-name="T13">uerySelector</text:span><text:span text:style-name="T20">All</text:span><text:span text:style-name="T13">( <text:s/>) - </text:span><text:span text:style-name="T20">Seleciona todos os elementos que tenham o mesmo seletor</text:span></text:p>
      <text:p text:style-name="P14"><text:span text:style-name="T10">.</text:span><text:span text:style-name="T6">innerText - Seleciona o </text:span><text:span text:style-name="T9">texto</text:span><text:span text:style-name="T6"> que esta inserido em algo</text:span></text:p>
      <text:p text:style-name="P17"><text:span text:style-name="T9">.innerHTML - </text:span><text:span text:style-name="T6">Seleciona o </text:span><text:span text:style-name="T9">texto</text:span><text:span text:style-name="T6"> que esta inserido em algo </text:span><text:span text:style-name="T11">já </text:span><text:span text:style-name="T9">formatado</text:span></text:p>
      <text:p text:style-name="P17">.<text:span text:style-name="T7">style.color = ‘ ‘ - Muda a cor de algum elemento</text:span></text:p>
      <text:p text:style-name="P18">.<text:span text:style-name="T8">style.background = ‘ ‘ - Muda a cor de fundo </text:span><text:span text:style-name="T7">de algum elemento</text:span></text:p>
      <text:p text:style-name="P15"><text:span text:style-name="T16">.</text:span><text:span text:style-name="T17">innerText </text:span><text:span text:style-name="T18">= ‘ <text:s/>‘ - Substitui o conteudo do elemento</text:span></text:p>
      <text:p text:style-name="P22">on - <text:span text:style-name="T24">Préfixo de ligação de ação</text:span></text:p>
      <text:p text:style-name="P22">click - <text:span text:style-name="T24">Quando clicar</text:span></text:p>
      <text:p text:style-name="P22">mouseover - <text:span text:style-name="T24">Quando o cursor entrar</text:span></text:p>
      <text:p text:style-name="P22">mouseout - <text:span text:style-name="T24">Quando o cursor sair</text:span></text:p>
      <text:p text:style-name="P22">mousemove - <text:span text:style-name="T24">Enquanto o cursor se mover</text:span></text:p>
      <text:p text:style-name="P22">mousedown - <text:span text:style-name="T24">Enquanto clicar e segurar</text:span> </text:p>
      <text:p text:style-name="P22">mouseup - <text:span text:style-name="T24">Quando soltar o clique</text:span></text:p>
      <text:p text:style-name="P23">function - Função</text:p>
      <text:p text:style-name="P16">.<text:span text:style-name="T24">addEventListener(‘ ‘, ) - Presta atenção em um determinado evento</text:span></text:p>
      <text:p text:style-name="P24">if - Se</text:p>
      <text:p text:style-name="P24">else - Se não</text:p>
      <text:p text:style-name="P25">else if - Se não, se</text:p>
      <text:p text:style-name="P26">switch( ) - <text:span text:style-name="T25">Testar</text:span></text:p>
      <text:p text:style-name="P27">case - Caso resulte</text:p>
      <text:p text:style-name="P27"><text:soft-page-break/>default - Padrão</text:p>
      <text:p text:style-name="P26">break - <text:span text:style-name="T25">Encerra</text:span></text:p>
      <text:p text:style-name="P30">onload=” <text:s/>“ - <text:span text:style-name="T26">Faz a function carregar junto do site</text:span></text:p>
      <text:p text:style-name="P30"><text:span text:style-name="T34">.createElement</text:span><text:span text:style-name="T35">( <text:s/>) - Cria uma tag</text:span></text:p>
      <text:p text:style-name="P30"><text:span text:style-name="T34">.setAttribute</text:span><text:span text:style-name="T35">(‘ ‘, ‘ ‘) - Cria um identificador e </text:span><text:span text:style-name="T36">define seu</text:span><text:span text:style-name="T35"> nome</text:span></text:p>
      <text:p text:style-name="P30"><text:span text:style-name="T34">.appendChild</text:span><text:span text:style-name="T35">( <text:s/>) - Adiciona um elemento como filho (embaixo)</text:span></text:p>
      <text:p text:style-name="P16">.<text:span text:style-name="T30">checked - checado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9-11T01:47:54.555732462</dc:date>
    <meta:editing-duration>PT8H14M23S</meta:editing-duration>
    <meta:editing-cycles>21</meta:editing-cycles>
    <meta:generator>LibreOffice/7.3.5.2$Linux_X86_64 LibreOffice_project/30$Build-2</meta:generator>
    <meta:document-statistic meta:table-count="0" meta:image-count="0" meta:object-count="0" meta:page-count="3" meta:paragraph-count="51" meta:word-count="396" meta:character-count="2264" meta:non-whitespace-character-count="1898"/>
  </office:meta>
</office:document-meta>
</file>